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221cm" fo:min-width="4.97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107cm" fo:min-width="5.035cm"/>
      <style:paragraph-properties style:writing-mode="lr-tb"/>
    </style:style>
    <style:style style:name="gr3" style:family="graphic" style:parent-style-name="standard">
      <style:graphic-properties svg:stroke-color="#ff3838" draw:fill-color="#ff6d6d" draw:textarea-horizontal-align="justify" draw:textarea-vertical-align="middle" draw:auto-grow-height="false" fo:min-height="0.964cm" fo:min-width="2.93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141cm" fo:min-width="9.6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696cm" svg:height="7.099cm" svg:x="1.374cm" svg:y="2.168cm">
          <text:p text:style-name="P1">Conception <text:s text:c="4"/></text:p>
          <text:p text:style-name="P1">fonctionnelle</text:p>
          <text:p text:style-name="P1"/>
          <text:p text:style-name="P1"><text:s text:c="5"/>Besoins</text:p>
          <text:p text:style-name="P1"><text:s text:c="10"/>Contraintes</text:p>
          <text:p text:style-name="P1"/>
          <text:p text:style-name="P1"><text:s text:c="16"/>Conception</text:p>
          <text:p text:style-name="P1"><text:s text:c="12"/>Détaillée</text:p>
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789cm" svg:height="6.919cm" svg:x="10.35cm" svg:y="2.348cm">
          <text:p text:style-name="P1"><text:s text:c="11"/>Maintenance</text:p>
          <text:p text:style-name="P1"/>
          <text:p text:style-name="P1"><text:s text:c="8"/>Tests de <text:s text:c="6"/></text:p>
          <text:p text:style-name="P1"><text:s text:c="2"/>validation</text:p>
          <text:p text:style-name="P1"/>
          <text:p text:style-name="P1">Intégration</text:p>
          <text:p text:style-name="P1"/>
          <text:p text:style-name="P1">Tests unitaire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3.927cm" svg:height="2.426cm" svg:x="8.106cm" svg:y="1cm">
          <text:p text:style-name="P1">Vérification</text:p>
          <text:p text:style-name="P1">Validation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3.37cm" svg:height="3.145cm" svg:x="3.525cm" svg:y="9.267cm">
          <text:p text:style-name="P1">IMPLÉMENTATION</text:p>
          <draw:enhanced-geometry svg:viewBox="0 0 21600 21600" draw:glue-points="?f6 10800 10800 21600 ?f5 10800 10800 0" draw:text-areas="?f3 ?f3 ?f4 ?f4" draw:type="trapezoid" draw:modifiers="1517.935808684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3" draw:layer="layout" svg:x1="4.647cm" svg:y1="13.4cm" svg:x2="15.68cm" svg:y2="13.4cm">
          <text:p text:style-name="P1">Temps</text:p>
        </draw:line>
        <draw:line draw:style-name="gr5" draw:text-style-name="P3" draw:layer="layout" svg:x1="16.334cm" svg:y1="12.86cm" svg:x2="19.7cm" svg:y2="2.617cm">
          <text:p text:style-name="P1">Tests et</text:p>
          <text:p text:style-name="P1">intégration</text:p>
        </draw:line>
        <draw:line draw:style-name="gr5" draw:text-style-name="P3" draw:layer="layout" svg:x1="1cm" svg:y1="2.348cm" svg:x2="3.992cm" svg:y2="13.22cm">
          <text:p text:style-name="P1">Définition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ël Launay</meta:initial-creator>
    <meta:creation-date>2020-09-27T22:41:30.975453666</meta:creation-date>
    <dc:date>2020-09-27T22:54:16.648560673</dc:date>
    <dc:creator>Michaël Launay</dc:creator>
    <meta:editing-duration>PT2M34S</meta:editing-duration>
    <meta:editing-cycles>1</meta:editing-cycles>
    <meta:document-statistic meta:object-count="7"/>
    <meta:generator>LibreOffice/6.4.5.2$Linux_X86_64 LibreOffice_project/40$Build-2</meta:generator>
  </office:meta>
</office:document-meta>
</file>